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зработке тем Wordpress" - чтобы охватить все темы, разделы и аспекты, для разработчика</text:p>
      <text:p text:style-name="Standard">ChatGPT</text:p>
      <text:p text:style-name="P1">ChatGPT</text:p>
      <text:p text:style-name="Text_20_body">Конечно, вот общая структура учебника по разработке тем для WordPress:</text:p>
      <text:p text:style-name="Text_20_body"><text:span text:style-name="Strong_20_Emphasis">Глава 1: Введение в WordPress темы</text:span> 1.1 Что такое WordPress? 1.2 Роль тем в WordPress 1.3 Зачем разрабатывать собственные темы? 1.4 Требования к разработчику тем</text:p>
      <text:p text:style-name="Text_20_body"><text:span text:style-name="Strong_20_Emphasis">Глава 2: Основы разработки тем</text:span> 2.1 Структура темы 2.2 Создание базовой темы 2.3 Использование темы-родителя и дочерних тем 2.4 Шаблоны WordPress 2.5 Стилизация темы с помощью CSS</text:p>
      <text:p text:style-name="Text_20_body"><text:span text:style-name="Strong_20_Emphasis">Глава 3: Шаблоны и функции</text:span> 3.1 Основные файлы шаблонов 3.2 Создание пользовательских шаблонов 3.3 Функции темы: functions.php 3.4 Работа с запросами WP_Query 3.5 Использование шаблонов страниц и постов</text:p>
      <text:p text:style-name="Text_20_body"><text:span text:style-name="Strong_20_Emphasis">Глава 4: Интеграция контента и медиа</text:span> 4.1 Работа с постами и страницами 4.2 Использование кастомных типов записей 4.3 Работа с медиафайлами: изображения, видео, аудио 4.4 Оптимизация изображений для WordPress</text:p>
      <text:p text:style-name="Text_20_body"><text:span text:style-name="Strong_20_Emphasis">Глава 5: Виджеты и меню</text:span> 5.1 Создание пользовательских меню 5.2 Использование виджетов в теме 5.3 Расположение виджетов в теме</text:p>
      <text:p text:style-name="Text_20_body"><text:span text:style-name="Strong_20_Emphasis">Глава 6: Создание адаптивного дизайна</text:span> 6.1 Зачем нужен адаптивный дизайн? 6.2 Медиазапросы CSS для адаптивности 6.3 Использование гибких изображений 6.4 Тестирование адаптивного дизайна</text:p>
      <text:p text:style-name="Text_20_body"><text:span text:style-name="Strong_20_Emphasis">Глава 7: Оптимизация производительности</text:span> 7.1 Важность оптимизации для WordPress 7.2 Оптимизация изображений и медиафайлов 7.3 Кэширование и оптимизация запросов к базе данных 7.4 Использование CDN для ускорения загрузки</text:p>
      <text:p text:style-name="Text_20_body"><text:span text:style-name="Strong_20_Emphasis">Глава 8: Безопасность и защита</text:span> 8.1 Угрозы безопасности WordPress 8.2 Основные меры защиты темы 8.3 Использование безопасных практик кодирования 8.4 Обновление и мониторинг безопасности</text:p>
      <text:p text:style-name="Text_20_body"><text:span text:style-name="Strong_20_Emphasis">Глава 9: Локализация и многоязычность</text:span> 9.1 Подготовка темы для мультиязычного сайта 9.2 Использование gettext для локализации 9.3 Интеграция плагинов многоязычности</text:p>
      <text:p text:style-name="Text_20_body"><text:span text:style-name="Strong_20_Emphasis">Глава 10: Дополнительные возможности и плагины</text:span> 10.1 Создание пользовательских настроек темы 10.2 Интеграция социальных сетей и API 10.3 Использование плагинов для расширения функциональности 10.4 Работа с пользовательскими типами полей</text:p>
      <text:p text:style-name="Text_20_body"><text:span text:style-name="Strong_20_Emphasis">Глава 11: Тестирование и отладка</text:span> 11.1 Виды тестирования тем 11.2 Использование инструментов для отладки 11.3 Тестирование совместимости с различными браузерами</text:p>
      <text:p text:style-name="Text_20_body"><text:span text:style-name="Strong_20_Emphasis">Глава 12: Внедрение и поддержка</text:span> 12.1 Подготовка темы к развертыванию 12.2 Руководство пользователя для темы 12.3 Поддержка и обновление темы 12.4 Сообщество WordPress и форумы поддержки</text:p>
      <text:p text:style-name="Text_20_body"><text:span text:style-name="Strong_20_Emphasis">Глава 13: Примеры лучших практик и концепций дизайна</text:span> 13.1 Примеры успешных тем WordPress 13.2 Современные тренды в дизайне тем 13.3 Лучшие практики по взаимодействию с пользователем</text:p>
      <text:p text:style-name="Text_20_body"><text:span text:style-name="Strong_20_Emphasis">Глава 14: Расширение знаний и ресурсы</text:span> 14.1 Рекомендуемая литература и ресурсы 14.2 Онлайн-курсы и тренинги по разработке тем 14.3 Сообщества и форумы для разработчиков WordPress</text:p>
      <text:p text:style-name="Text_20_body">Каждая глава может содержать разделы "Практические задания" или "Кейс-стади", чтобы помочь студентам применить полученные знания на практике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5-01T19:57:21.80</dc:date>
    <meta:document-statistic meta:table-count="0" meta:image-count="0" meta:object-count="0" meta:page-count="2" meta:paragraph-count="19" meta:word-count="395" meta:character-count="2906"/>
    <dc:creator>Dima Wide</dc:creator>
    <meta:user-defined meta:name="Info 1"/>
    <meta:user-defined meta:name="Info 2"/>
    <meta:user-defined meta:name="Info 3"/>
    <meta:user-defined meta:name="Info 4"/>
  </office:meta>
</office:document-meta>
</file>